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565c" officeooo:paragraph-rsid="0009565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794f" officeooo:paragraph-rsid="000b794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9565c" officeooo:paragraph-rsid="0009565c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9565c" officeooo:paragraph-rsid="000aeb6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aeb67" officeooo:paragraph-rsid="000aeb6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794f" officeooo:paragraph-rsid="000b794f" style:font-weight-asian="normal" style:font-weight-complex="normal"/>
    </style:style>
    <style:style style:name="T1" style:family="text">
      <style:text-properties officeooo:rsid="000aeb67"/>
    </style:style>
    <style:style style:name="T2" style:family="text">
      <style:text-properties officeooo:rsid="000d4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anicNumeric.csv</text:p>
      <text:p text:style-name="P1"/>
      <text:p text:style-name="P1"/>
      <text:p text:style-name="P3">1. nn_1 - <text:span text:style-name="T1">nn_4</text:span></text:p>
      <text:p text:style-name="P3"/>
      <text:p text:style-name="P3">-hidden nodes: [3,4,2]</text:p>
      <text:p text:style-name="P3"/>
      <text:p text:style-name="P3">-Attributes:<text:tab/><text:span text:style-name="T2">survived <text:tab/></text:span>pclass<text:tab/><text:tab/>sex=male<text:tab/>age<text:tab/>sibsp<text:tab/>parch<text:tab/>fare</text:p>
      <text:p text:style-name="P3"/>
      <text:p text:style-name="P3">-Missing <text:span text:style-name="T1">v</text:span>alues filled with mean in fare and age</text:p>
      <text:p text:style-name="P3"/>
      <text:p text:style-name="P3">-<text:span text:style-name="T1">set attribute survived as class</text:span></text:p>
      <text:p text:style-name="P3"/>
      <text:p text:style-name="P3">2. <text:span text:style-name="T1">nn_5</text:span></text:p>
      <text:p text:style-name="P3"/>
      <text:p text:style-name="P5">-hidden nodes : [3,4,2]</text:p>
      <text:p text:style-name="P5"/>
      <text:p text:style-name="P5">-Attributes: <text:tab/>pclass<text:tab/> <text:tab/>sibsp<text:tab/>parch<text:tab/>fare<text:tab/>survived<text:tab/>sex=male</text:p>
      <text:p text:style-name="P5"/>
      <text:p text:style-name="P4">-Missing <text:span text:style-name="T1">v</text:span>alues filled with mean in fare and age</text:p>
      <text:p text:style-name="P4"/>
      <text:p text:style-name="P4">-<text:span text:style-name="T1">set attribute sex=male as class</text:span></text:p>
      <text:p text:style-name="P4"/>
      <text:p text:style-name="P2">MNIST_test_only1</text:p>
      <text:p text:style-name="P2"/>
      <text:p text:style-name="P6">1.</text:p>
      <text:p text:style-name="P6"/>
      <text:p text:style-name="P6">2.</text:p>
      <text:p text:style-name="P6"/>
      <text:p text:style-name="P6"/>
      <text:p text:style-name="P2"/>
      <text:p text:style-name="P2">MNIST_test_only1_100ex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12:32.254818719</meta:creation-date>
    <dc:date>2020-04-14T14:07:52.563319065</dc:date>
    <meta:editing-duration>PT1H23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1" meta:character-count="403" meta:non-whitespace-character-count="352"/>
  </office:meta>
</office:document-meta>
</file>